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6a3e3e"/>
    </style:style>
    <style:style style:name="T6" style:family="text">
      <style:text-properties fo:color="#3f7f5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00c0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r Loop</text:h>
      <text:p text:style-name="P2"><text:span text:style-name="T1">public</text:span> <text:span text:style-name="T1">class</text:span> MyLoopClass {</text:p>
      <text:p text:style-name="P3"/>
      <text:p text:style-name="P3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5">args</text:span><text:span text:style-name="T3">) {</text:span></text:p>
      <text:p text:style-name="P3"><text:span text:style-name="T3"><text:tab/><text:tab/></text:span><text:span text:style-name="T1">new</text:span><text:span text:style-name="T3"> MyLoopClass().loopBasic();</text:span></text:p>
      <text:p text:style-name="P4"><text:tab/>}</text:p>
      <text:p text:style-name="P4"><text:tab/></text:p>
      <text:p text:style-name="P4"><text:tab/></text:p>
      <text:p text:style-name="P3"><text:span text:style-name="T3"><text:tab/></text:span><text:span text:style-name="T6">/*</text:span></text:p>
      <text:p text:style-name="P5"><text:tab/> * Die <text:span text:style-name="T7">Forschleife</text:span> <text:span text:style-name="T7">wird</text:span> <text:span text:style-name="T7">meist</text:span> <text:span text:style-name="T7">mit</text:span> <text:span text:style-name="T7">einem</text:span> <text:span text:style-name="T7">Startwert</text:span> <text:span text:style-name="T7">und</text:span> <text:span text:style-name="T7">einer</text:span> <text:span text:style-name="T7">Endbedingung</text:span> <text:span text:style-name="T7">genutzt</text:span>.</text:p>
      <text:p text:style-name="P5"><text:tab/> * Die <text:span text:style-name="T7">Anzahl</text:span> <text:span text:style-name="T7">der</text:span> <text:span text:style-name="T7">Schleifendurchgänge</text:span> <text:span text:style-name="T7">ist</text:span> <text:span text:style-name="T7">meist</text:span> <text:span text:style-name="T7">schon</text:span> fix <text:span text:style-name="T7">bekannt</text:span>.</text:p>
      <text:p text:style-name="P5"><text:tab/> * </text:p>
      <text:p text:style-name="P5"><text:tab/> * <text:span text:style-name="T7">Sektion</text:span> 1: <text:span text:style-name="T7">Initialisierung</text:span> <text:span text:style-name="T7">der</text:span> variable i <text:span text:style-name="T7">mit</text:span> <text:span text:style-name="T7">zugewiesenem</text:span> <text:span text:style-name="T7">Wert</text:span> (<text:span text:style-name="T7">Startwert</text:span>), </text:p>
      <text:p text:style-name="P5"><text:tab/> * <text:s text:c="11"/><text:span text:style-name="T7">hier</text:span> 0</text:p>
      <text:p text:style-name="P5"><text:tab/> * <text:span text:style-name="T7">Sektion</text:span> 2: <text:span text:style-name="T7">Bedingung</text:span>, <text:span text:style-name="T7">wie</text:span> oft die <text:span text:style-name="T7">Schleife</text:span> <text:span text:style-name="T7">durchlaufen</text:span> <text:span text:style-name="T7">werden</text:span> <text:span text:style-name="T7">soll</text:span>.</text:p>
      <text:p text:style-name="P5"><text:tab/> * <text:span text:style-name="T7">Sektion</text:span> 3: <text:span text:style-name="T7">Ausführung</text:span> <text:span text:style-name="T7">nach</text:span> <text:span text:style-name="T7">jedem</text:span> <text:span text:style-name="T7">Schleifendurchlauf</text:span>, <text:span text:style-name="T7">meist</text:span> <text:span text:style-name="T7">Hochzählung</text:span> <text:span text:style-name="T7">der</text:span> </text:p>
      <text:p text:style-name="P5"><text:tab/> * <text:s text:c="11"/><text:span text:style-name="T7">Zählvariable</text:span></text:p>
      <text:p text:style-name="P5"><text:tab/> */</text:p>
      <text:p text:style-name="P3"><text:span text:style-name="T3"><text:tab/></text:span><text:span text:style-name="T1">public</text:span><text:span text:style-name="T3"> </text:span><text:span text:style-name="T1">void</text:span><text:span text:style-name="T3"> loopBasic() {</text:span></text:p>
      <text:p text:style-name="P4"><text:tab/><text:tab/></text:p>
      <text:p text:style-name="P3"><text:span text:style-name="T3"><text:tab/><text:tab/></text:span><text:span text:style-name="T1">for</text:span><text:span text:style-name="T3">(</text:span><text:span text:style-name="T1">int</text:span><text:span text:style-name="T3"> </text:span><text:span text:style-name="T5">i</text:span><text:span text:style-name="T3"> = 0; </text:span><text:span text:style-name="T5">i</text:span><text:span text:style-name="T3"> &lt; 10; </text:span><text:span text:style-name="T5">i</text:span><text:span text:style-name="T3">++) {</text:span></text:p>
      <text:p text:style-name="P3"><text:span text:style-name="T3"><text:tab/><text:tab/><text:tab/>System.</text:span><text:span text:style-name="T8">out</text:span><text:span text:style-name="T3">.println(</text:span><text:span text:style-name="T5">i</text:span><text:span text:style-name="T3">);</text:span></text:p>
      <text:p text:style-name="P4"><text:tab/><text:tab/>}</text:p>
      <text:p text:style-name="P4"><text:tab/><text:tab/></text:p>
      <text:p text:style-name="P4"><text:tab/>}</text:p>
      <text:p text:style-name="P3"/>
      <text:p text:style-name="P4">}</text:p>
      <text:p text:style-name="P2"><text:span text:style-name="T3"/></text:p>
      <text:h text:style-name="Heading_20_1" text:outline-level="1">While Loop</text:h>
      <text:p text:style-name="Standard"><text:span text:style-name="T2">public</text:span><text:span text:style-name="T4"> </text:span><text:span text:style-name="T2">class</text:span><text:span text:style-name="T4"> MyLoopClass {</text:span></text:p>
      <text:p text:style-name="P3"/>
      <text:p text:style-name="P3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5">args</text:span><text:span text:style-name="T3">) {</text:span></text:p>
      <text:p text:style-name="P3"><text:span text:style-name="T3"><text:tab/><text:tab/></text:span><text:span text:style-name="T1">new</text:span><text:span text:style-name="T3"> MyLoopClass().loopBasic();</text:span></text:p>
      <text:p text:style-name="P4"><text:tab/>}</text:p>
      <text:p text:style-name="P4"><text:tab/></text:p>
      <text:p text:style-name="P3"><text:span text:style-name="T3"><text:tab/></text:span><text:span text:style-name="T6">/*</text:span></text:p>
      <text:p text:style-name="P5"><text:tab/> * Die <text:span text:style-name="T7">Whileschleife</text:span> <text:span text:style-name="T7">nennt</text:span> <text:span text:style-name="T7">sich</text:span> <text:span text:style-name="T7">auch</text:span> <text:span text:style-name="T7">abweisende</text:span> <text:span text:style-name="T7">Schleife</text:span>, <text:span text:style-name="T7">da</text:span> die <text:span text:style-name="T7">Bedingung</text:span> <text:span text:style-name="T7">zuerst</text:span></text:p>
      <text:p text:style-name="P5"><text:tab/> * <text:span text:style-name="T7">geprüft</text:span> <text:span text:style-name="T7">wird</text:span>, <text:span text:style-name="T7">und</text:span> <text:span text:style-name="T7">abhängig</text:span> <text:span text:style-name="T7">von</text:span> <text:span text:style-name="T7">dessen</text:span> <text:span text:style-name="T7">Ergebnis</text:span> <text:span text:style-name="T7">entschieden</text:span> <text:span text:style-name="T7">wird</text:span>, <text:span text:style-name="T7">ob</text:span> in </text:p>
      <text:p text:style-name="P5"><text:tab/> * <text:span text:style-name="T7">Schleife</text:span> <text:span text:style-name="T7">eingetreten</text:span> <text:span text:style-name="T7">wird</text:span> oder <text:span text:style-name="T7">nicht</text:span>.</text:p>
      <text:p text:style-name="P5"><text:tab/> * </text:p>
      <text:p text:style-name="P5"><text:tab/> * <text:span text:style-name="T7">Somit</text:span> <text:span text:style-name="T7">wird</text:span> die <text:span text:style-name="T7">Schleife</text:span> <text:span text:style-name="T7">keinmal</text:span>, <text:span text:style-name="T7">einmal</text:span> oder <text:span text:style-name="T7">mehrmals</text:span> <text:span text:style-name="T7">durchlaufen</text:span>.</text:p>
      <text:p text:style-name="P5"><text:tab/> * Die <text:span text:style-name="T7">Zählvariable</text:span> <text:span text:style-name="T7">wird</text:span> <text:span text:style-name="T7">zu</text:span> <text:span text:style-name="T7">Beginn</text:span> <text:span text:style-name="T7">ausserhalb</text:span> <text:span text:style-name="T7">der</text:span> <text:span text:style-name="T7">Schleife</text:span> <text:span text:style-name="T7">definiert</text:span> <text:span text:style-name="T7">und</text:span> </text:p>
      <text:p text:style-name="P5"><text:tab/> * <text:span text:style-name="T7">initialisiert</text:span>.</text:p>
      <text:p text:style-name="P5"><text:tab/> * </text:p>
      <text:p text:style-name="P5"><text:tab/> * <text:span text:style-name="T7">Sektion</text:span>: <text:span text:style-name="T7">Bedingung</text:span>, <text:span text:style-name="T7">ob</text:span> <text:span text:style-name="T7">eine</text:span> (<text:span text:style-name="T7">weitere</text:span>) Iteration <text:span text:style-name="T7">erfolgen</text:span> <text:span text:style-name="T7">soll</text:span>.</text:p>
      <text:p text:style-name="P5"><text:tab/> */</text:p>
      <text:p text:style-name="P3"><text:span text:style-name="T3"><text:tab/></text:span><text:span text:style-name="T1">public</text:span><text:span text:style-name="T3"> </text:span><text:span text:style-name="T1">void</text:span><text:span text:style-name="T3"> loopBasic() {</text:span></text:p>
      <text:p text:style-name="P4"><text:tab/><text:tab/></text:p>
      <text:p text:style-name="P3"><text:span text:style-name="T3"><text:tab/><text:tab/></text:span><text:span text:style-name="T1">int</text:span><text:span text:style-name="T3"> </text:span><text:span text:style-name="T5">i</text:span><text:span text:style-name="T3"> = 0;</text:span></text:p>
      <text:p text:style-name="P3"><text:span text:style-name="T3"><text:tab/><text:tab/></text:span><text:span text:style-name="T1">while</text:span><text:span text:style-name="T3">(</text:span><text:span text:style-name="T5">i</text:span><text:span text:style-name="T3"> &lt; 10) {</text:span></text:p>
      <text:p text:style-name="P3"><text:span text:style-name="T3"><text:tab/><text:tab/><text:tab/>System.</text:span><text:span text:style-name="T8">out</text:span><text:span text:style-name="T3">.println(</text:span><text:span text:style-name="T5">i</text:span><text:span text:style-name="T3">);</text:span></text:p>
      <text:p text:style-name="P3"><text:span text:style-name="T3"><text:tab/><text:tab/><text:tab/></text:span><text:span text:style-name="T5">i</text:span><text:span text:style-name="T3">++;</text:span></text:p>
      <text:p text:style-name="P4"><text:tab/><text:tab/>}</text:p>
      <text:p text:style-name="P4"><text:tab/><text:tab/></text:p>
      <text:p text:style-name="P4"><text:tab/>}</text:p>
      <text:p text:style-name="P3"/>
      <text:p text:style-name="P4">}</text:p>
      <text:h text:style-name="Heading_20_1" text:outline-level="1"><text:soft-page-break/><text:span text:style-name="T3">Do-While-Loop</text:span></text:h>
      <text:p text:style-name="P1"><text:span text:style-name="T1">public</text:span><text:span text:style-name="T3"> </text:span><text:span text:style-name="T1">class</text:span><text:span text:style-name="T3"> MyLoopClass {</text:span></text:p>
      <text:p text:style-name="P3"/>
      <text:p text:style-name="P3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5">args</text:span><text:span text:style-name="T3">) {</text:span></text:p>
      <text:p text:style-name="P3"><text:span text:style-name="T3"><text:tab/><text:tab/></text:span><text:span text:style-name="T1">new</text:span><text:span text:style-name="T3"> MyLoopClass().loopBasic();</text:span></text:p>
      <text:p text:style-name="P4"><text:tab/>}</text:p>
      <text:p text:style-name="P4"><text:tab/></text:p>
      <text:p text:style-name="P3"><text:span text:style-name="T3"><text:tab/></text:span><text:span text:style-name="T6">/*</text:span></text:p>
      <text:p text:style-name="P5"><text:tab/> * Die Do-<text:span text:style-name="T7">Whileschleife</text:span> <text:span text:style-name="T7">nennt</text:span> <text:span text:style-name="T7">sich</text:span> <text:span text:style-name="T7">auch</text:span> <text:span text:style-name="T7">nicht</text:span> <text:span text:style-name="T7">abweisende</text:span> <text:span text:style-name="T7">Schleife</text:span>, <text:span text:style-name="T7">da</text:span> die </text:p>
      <text:p text:style-name="P5"><text:tab/> * <text:span text:style-name="T7">Bedingung</text:span> <text:span text:style-name="T7">erst</text:span> <text:span text:style-name="T7">nach</text:span> <text:span text:style-name="T7">dem</text:span> <text:span text:style-name="T7">ersten</text:span> <text:span text:style-name="T7">Schleifendurchlauf</text:span> <text:span text:style-name="T7">geprüft</text:span> <text:span text:style-name="T7">wird</text:span>.</text:p>
      <text:p text:style-name="P5"><text:tab/> * </text:p>
      <text:p text:style-name="P5"><text:tab/> * <text:span text:style-name="T7">Somit</text:span> <text:span text:style-name="T7">wird</text:span> die <text:span text:style-name="T7">Schleife</text:span> <text:span text:style-name="T7">einmal</text:span> oder <text:span text:style-name="T7">mehrmals</text:span> <text:span text:style-name="T7">durchlaufen</text:span>.</text:p>
      <text:p text:style-name="P5"><text:tab/> * </text:p>
      <text:p text:style-name="P5"><text:tab/> * <text:span text:style-name="T7">Sektion</text:span>: <text:span text:style-name="T7">Bedingung</text:span>, <text:span text:style-name="T7">ob</text:span> <text:span text:style-name="T7">eine</text:span> (<text:span text:style-name="T7">weitere</text:span>) Iteration <text:span text:style-name="T7">erfolgen</text:span> <text:span text:style-name="T7">soll</text:span>.</text:p>
      <text:p text:style-name="P5"><text:tab/> */</text:p>
      <text:p text:style-name="P3"><text:span text:style-name="T3"><text:tab/></text:span><text:span text:style-name="T1">public</text:span><text:span text:style-name="T3"> </text:span><text:span text:style-name="T1">void</text:span><text:span text:style-name="T3"> loopBasic() {</text:span></text:p>
      <text:p text:style-name="P3"/>
      <text:p text:style-name="P3"><text:span text:style-name="T3"><text:tab/><text:tab/></text:span><text:span text:style-name="T1">int</text:span><text:span text:style-name="T3"> </text:span><text:span text:style-name="T5">i</text:span><text:span text:style-name="T3"> = 0;</text:span></text:p>
      <text:p text:style-name="P3"><text:span text:style-name="T3"><text:tab/><text:tab/></text:span><text:span text:style-name="T1">do</text:span><text:span text:style-name="T3"> {</text:span></text:p>
      <text:p text:style-name="P3"><text:span text:style-name="T3"><text:tab/><text:tab/><text:tab/>System.</text:span><text:span text:style-name="T8">out</text:span><text:span text:style-name="T3">.println(</text:span><text:span text:style-name="T5">i</text:span><text:span text:style-name="T3">);</text:span></text:p>
      <text:p text:style-name="P3"><text:span text:style-name="T3"><text:tab/><text:tab/><text:tab/></text:span><text:span text:style-name="T5">i</text:span><text:span text:style-name="T3">++;</text:span></text:p>
      <text:p text:style-name="P3"><text:span text:style-name="T3"><text:tab/><text:tab/>} </text:span><text:span text:style-name="T1">while</text:span><text:span text:style-name="T3">(</text:span><text:span text:style-name="T5">i</text:span><text:span text:style-name="T3"> &lt; 10);</text:span></text:p>
      <text:p text:style-name="P4"><text:tab/><text:tab/></text:p>
      <text:p text:style-name="P4"><text:tab/>}</text:p>
      <text:p text:style-name="P3"/>
      <text:p text:style-name="P4">}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30T16:15:01.58</meta:creation-date>
    <dc:date>2020-12-30T16:19:34.60</dc:date>
    <meta:editing-duration>PT4M33S</meta:editing-duration>
    <meta:editing-cycles>3</meta:editing-cycles>
    <meta:generator>OpenOffice/4.1.8$Win32 OpenOffice.org_project/418m3$Build-9803</meta:generator>
    <meta:document-statistic meta:table-count="0" meta:image-count="0" meta:object-count="0" meta:page-count="2" meta:paragraph-count="75" meta:word-count="266" meta:character-count="1790"/>
  </office:meta>
</office:document-meta>
</file>